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fo:language="en" fo:country="US"/>
    </style:style>
    <style:style style:name="P2" style:parent-style-name="Standard" style:family="paragraph">
      <style:text-properties fo:language="en" fo:country="US"/>
    </style:style>
    <style:style style:name="T3" style:parent-style-name="Absatz-Standardschriftart" style:family="text">
      <style:text-properties fo:language="en" fo:country="US"/>
    </style:style>
    <style:style style:name="T4" style:parent-style-name="Absatz-Standardschriftart" style:family="text">
      <style:text-properties fo:language="en" fo:country="US"/>
    </style:style>
    <style:style style:name="T5" style:parent-style-name="Absatz-Standardschriftart" style:family="text">
      <style:text-properties style:font-name="Consolas" fo:color="#000000" fo:font-size="9.5pt" style:font-size-asian="9.5pt" fo:background-color="#FFFFFF" fo:language="en" fo:country="US"/>
    </style:style>
    <style:style style:name="T6" style:parent-style-name="Absatz-Standardschriftart" style:family="text">
      <style:text-properties fo:language="en" fo:country="US"/>
    </style:style>
    <style:style style:name="P7" style:parent-style-name="Standard" style:family="paragraph">
      <style:text-properties fo:language="en" fo:country="US"/>
    </style:style>
    <style:style style:name="T8" style:parent-style-name="Absatz-Standardschriftart" style:family="text">
      <style:text-properties fo:language="en" fo:country="US"/>
    </style:style>
    <style:style style:name="T9" style:parent-style-name="Absatz-Standardschriftart" style:family="text">
      <style:text-properties style:font-name="Consolas" fo:color="#000000" fo:font-size="9.5pt" style:font-size-asian="9.5pt" fo:background-color="#FFFFFF"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P17" style:parent-style-name="Standard" style:family="paragraph">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style:font-name="Consolas" fo:color="#000000" fo:font-size="9.5pt" style:font-size-asian="9.5pt" fo:background-color="#FFFFFF"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style:font-name="Consolas" fo:color="#000000" fo:font-size="9.5pt" style:font-size-asian="9.5pt" fo:background-color="#FFFFFF"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style:font-name="Consolas" fo:color="#000000" fo:font-size="9.5pt" style:font-size-asian="9.5pt" fo:background-color="#FFFFFF" fo:language="en" fo:country="US"/>
    </style:style>
    <style:style style:name="T26" style:parent-style-name="Absatz-Standardschriftart" style:family="text">
      <style:text-properties fo:language="en" fo:country="US"/>
    </style:style>
    <style:style style:name="P27" style:parent-style-name="Standard" style:family="paragraph">
      <style:text-properties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style:font-name="Consolas" fo:color="#000000" fo:font-size="9.5pt" style:font-size-asian="9.5pt" fo:background-color="#FFFFFF" fo:language="en" fo:country="US"/>
    </style:style>
    <style:style style:name="T30" style:parent-style-name="Absatz-Standardschriftart" style:family="text">
      <style:text-properties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style:font-name="Consolas" fo:color="#000000" fo:font-size="9.5pt" style:font-size-asian="9.5pt" fo:background-color="#FFFFFF"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style:font-name="Consolas" fo:color="#000000" fo:font-size="9.5pt" style:font-size-asian="9.5pt" fo:background-color="#FFFFFF" fo:language="en" fo:country="US"/>
    </style:style>
    <style:style style:name="T36" style:parent-style-name="Absatz-Standardschriftart" style:family="text">
      <style:text-properties fo:language="en" fo:country="US"/>
    </style:style>
    <style:style style:name="P37" style:parent-style-name="Standard" style:family="paragraph">
      <style:text-properties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style:font-name="Consolas" fo:color="#000000" fo:font-size="9.5pt" style:font-size-asian="9.5pt" fo:background-color="#FFFFFF"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P45" style:parent-style-name="Standard" style:family="paragraph">
      <style:text-properties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style:font-name="Consolas" fo:color="#000000" fo:font-size="9.5pt" style:font-size-asian="9.5pt" fo:background-color="#FFFFFF" fo:language="en" fo:country="US"/>
    </style:style>
    <style:style style:name="T48" style:parent-style-name="Absatz-Standardschriftart" style:family="text">
      <style:text-properties fo:color="#000000" fo:background-color="#FFFFFF" fo:language="en" fo:country="US"/>
    </style:style>
    <style:style style:name="T49" style:parent-style-name="Absatz-Standardschriftart" style:family="text">
      <style:text-properties fo:color="#000000" fo:background-color="#FFFFFF" fo:language="en" fo:country="US"/>
    </style:style>
    <style:style style:name="T50" style:parent-style-name="Absatz-Standardschriftart" style:family="text">
      <style:text-properties fo:color="#000000" fo:background-color="#FFFFFF" fo:language="en" fo:country="US"/>
    </style:style>
    <style:style style:name="P51" style:parent-style-name="Standard" style:family="paragraph">
      <style:text-properties fo:color="#000000" fo:background-color="#FFFFFF" fo:language="en" fo:country="US"/>
    </style:style>
    <style:style style:name="P52" style:parent-style-name="Standard" style:family="paragraph">
      <style:text-properties fo:color="#000000" fo:background-color="#FFFFFF" fo:language="en" fo:country="US"/>
    </style:style>
    <style:style style:name="T53" style:parent-style-name="Absatz-Standardschriftart" style:family="text">
      <style:text-properties fo:color="#000000" fo:background-color="#FFFFFF" fo:language="en" fo:country="US"/>
    </style:style>
  </office:automatic-styles>
  <office:body>
    <office:text text:use-soft-page-breaks="true">
      <text:p text:style-name="P1">Workflow Diagram: StatesBySwitch</text:p>
      <text:p text:style-name="P2"/>
      <text:p text:style-name="Standard"><text:span text:style-name="T3">At the start, the script initializes by toggling the active states of the several texts seen during this script to false and deactivates other scripts</text:span><text:span text:style-name="T4"><text:s/>that could interfere with this script. Here the first StateID is set in the<text:s/></text:span><text:span text:style-name="T5">currentStateId</text:span><text:span text:style-name="T6"><text:s/>variable, to determine which switch/case the script is in.</text:span></text:p>
      <text:p text:style-name="P7"/>
      <text:p text:style-name="Standard"><text:span text:style-name="T8">1. In the first phase, the „</text:span><text:span text:style-name="T9">Enter_Planning_State</text:span><text:span text:style-name="T10">“<text:s/></text:span><text:span text:style-name="T11"><text:s/></text:span><text:span text:style-name="T12">phase, the ult</text:span><text:span text:style-name="T13">rasound camera and the pivot it</text:span><text:span text:style-name="T14"><text:s/>i</text:span><text:span text:style-name="T15">s rotati</text:span><text:span text:style-name="T16">ng around, are positioned. Furthermore the needle object is turned inactive and the Marker object is turned active. The currentStateID is set to the next phase and its text is set active.</text:span></text:p>
      <text:p text:style-name="P17"/>
      <text:p text:style-name="Standard"><text:span text:style-name="T18">1.1 In this „</text:span><text:span text:style-name="T19">Planning</text:span><text:span text:style-name="T20">“ phase the user can interact with the ultraso</text:span><text:span text:style-name="T21">und camera by rotating it around its pivot through W/A/S/D, this is done with the intern „</text:span><text:span text:style-name="T22">Rotate</text:span><text:span text:style-name="T23">“ function. The position of the marker is then adjustet accordingly with every movement. The next phase can be triggered by pressing Spacebar. Doing so will cha</text:span><text:span text:style-name="T24">nge the<text:s/></text:span><text:span text:style-name="T25">currentStateId</text:span><text:span text:style-name="T26"><text:s/>variable to the next phase and set the current text inactive.</text:span></text:p>
      <text:p text:style-name="P27"/>
      <text:p text:style-name="Standard"><text:span text:style-name="T28">2 The next phase „</text:span><text:span text:style-name="T29">Enter_Set_Marker_Position_State</text:span><text:span text:style-name="T30">“ is a phase only made to set objects active/inactive before the actual next phase.<text:s/></text:span>It changes its state after theses changes were made.</text:p>
      <text:p text:style-name="Standard"/>
      <text:p text:style-name="Standard"><text:span text:style-name="T31">2.1 The next phase is the „</text:span><text:span text:style-name="T32">SetMarkerPosition</text:span><text:span text:style-name="T33">“ phase. In this phase you will be able to move the Marker in a 2D plane by using the W/A/S/D keys. This is done by changing the local position of the Marker object through adding a vector to the</text:span><text:span text:style-name="T34"><text:s/>local position. The next phase can be triggered by pressing Spacebar. Doing so will change the<text:s/></text:span><text:span text:style-name="T35">currentStateId</text:span><text:span text:style-name="T36"><text:s/>variable to the next phase and set the current text inactive.</text:span></text:p>
      <text:p text:style-name="P37"/>
      <text:p text:style-name="Standard"><text:span text:style-name="T38">3 The next phase „</text:span><text:span text:style-name="T39">Enter_Set_Needle_Position_State</text:span><text:span text:style-name="T40">“<text:s/></text:span><text:span text:style-name="T41"><text:s/></text:span><text:span text:style-name="T42">is a phase only made to set ob</text:span><text:span text:style-name="T43">jects active/inactive before the actual next phase.<text:s/></text:span><text:span text:style-name="T44">It changes its state after theses changes were made.</text:span></text:p>
      <text:p text:style-name="P45"/>
      <text:p text:style-name="Standard"><text:span text:style-name="T46">3.1 The following „</text:span><text:span text:style-name="T47">SetNeedlePosition“<text:s/></text:span><text:span text:style-name="T48">phase lets the player rotate the needle around its pivot by using the Rotate function. The next and final phase<text:s/></text:span><text:span text:style-name="T49">is no actual phase, it is just for the purpose of continueing with the game and activating letting the other scripts operate. Thus pressing Spacebar here will turn off the current Text, change the „currentStateId“ variable to „Game“ and enable other script</text:span><text:span text:style-name="T50">s.</text:span></text:p>
      <text:p text:style-name="P51"/>
      <text:p text:style-name="P52"/>
      <text:p text:style-name="Standard"><text:span text:style-name="T53">Game: The player will be able to move the needle around and can “plant a seed” at any given time. The US Camera frame (US = Ultrasound) can be toggled here at any tim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hd Student</meta:initial-creator>
    <dc:creator>Phd Student</dc:creator>
    <meta:creation-date>2018-06-05T14:21:00Z</meta:creation-date>
    <dc:date>2018-06-08T11:16:00Z</dc:date>
    <meta:template xlink:href="Normal" xlink:type="simple"/>
    <meta:editing-cycles>4</meta:editing-cycles>
    <meta:editing-duration>PT0S</meta:editing-duration>
    <meta:document-statistic meta:page-count="1" meta:paragraph-count="4" meta:word-count="330" meta:character-count="2405" meta:row-count="17" meta:non-whitespace-character-count="2079"/>
  </office:meta>
</office:document-meta>
</file>